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53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1.062cm"/>
    </style:style>
    <style:style style:name="ro1" style:family="table-row">
      <style:table-row-properties style:row-height="1.75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7" style:family="table-cell" style:parent-style-name="Default">
      <style:table-cell-properties fo:background-color="#fda0a0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" fo:font-size="18pt" style:font-size-asian="18pt" style:font-size-complex="18pt"/>
    </style:style>
    <style:style style:name="ce5" style:family="table-cell" style:parent-style-name="Default">
      <style:table-cell-properties fo:background-color="#000000"/>
    </style:style>
    <style:style style:name="gr1" style:family="graphic">
      <style:graphic-properties svg:stroke-width="0.5cm" svg:stroke-color="#666666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" style:family="graphic">
      <style:graphic-properties svg:stroke-width="0.5cm" svg:stroke-color="#ff4000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3" style:family="graphic">
      <style:graphic-properties draw:fill-color="#ffffd7" draw:textarea-horizontal-align="justify" draw:textarea-vertical-align="middle" draw:auto-grow-height="false" fo:min-height="3.926cm" fo:min-width="4.153cm"/>
      <style:paragraph-properties fo:text-align="center"/>
    </style:style>
    <style:style style:name="gr4" style:family="graphic">
      <style:graphic-properties draw:fill-color="#ff6d6d" draw:textarea-horizontal-align="justify" draw:textarea-vertical-align="middle" draw:auto-grow-height="false" fo:min-height="3.379cm" fo:min-width="2.052cm"/>
      <style:paragraph-properties fo:text-align="center"/>
    </style:style>
    <style:style style:name="gr5" style:family="graphic">
      <style:graphic-properties draw:fill-color="#3465a4" draw:textarea-horizontal-align="justify" draw:textarea-vertical-align="middle" draw:auto-grow-height="false" fo:min-height="8.801cm" fo:min-width="7.206cm"/>
      <style:paragraph-properties fo:text-align="center"/>
    </style:style>
    <style:style style:name="gr6" style:family="graphic">
      <style:graphic-properties draw:fill-color="#cccccc" draw:textarea-horizontal-align="justify" draw:textarea-vertical-align="middle" draw:auto-grow-height="false" fo:min-height="5.07cm" fo:min-width="5.004cm"/>
      <style:paragraph-properties fo:text-align="center"/>
      <style:text-properties style:font-name="Nimbus Sans" fo:font-size="22pt" style:font-size-asian="22pt" style:font-size-complex="22pt"/>
    </style:style>
    <style:style style:name="gr7" style:family="graphic">
      <style:graphic-properties draw:fill="solid" draw:fill-color="#dee6ef" draw:textarea-horizontal-align="justify" draw:textarea-vertical-align="middle" draw:auto-grow-height="false" fo:min-height="3.298cm" fo:min-width="0.962cm"/>
      <style:paragraph-properties fo:text-align="center"/>
    </style:style>
    <style:style style:name="gr8" style:family="graphic">
      <style:graphic-properties svg:stroke-width="0.3cm" svg:stroke-color="#ff4000" draw:marker-start-width="0.65cm" draw:marker-end-width="0.65cm" draw:fill-color="#1c1c1c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draw:fill-color="#729fcf" draw:textarea-horizontal-align="justify" draw:textarea-vertical-align="middle" draw:auto-grow-height="false" fo:min-height="6.043cm" fo:min-width="6.224cm"/>
      <style:paragraph-properties fo:text-align="center"/>
      <style:text-properties style:font-name="Nimbus Sans" fo:font-size="22pt" style:font-size-asian="22pt" style:font-size-complex="22pt"/>
    </style:style>
    <style:style style:name="gr10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 style:writing-mode="lr-tb"/>
    </style:style>
    <style:style style:name="gr11" style:family="graphic">
      <style:graphic-properties draw:fill="none" draw:fill-color="#ffffff" draw:textarea-vertical-align="middle" fo:min-height="1.13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12" style:family="graphic">
      <style:graphic-properties draw:fill="solid" draw:fill-color="#dee6ef" draw:textarea-horizontal-align="center" draw:textarea-vertical-align="justify" draw:auto-grow-height="false" fo:min-height="3.298cm" fo:min-width="0.962cm"/>
      <style:paragraph-properties style:writing-mode="tb-rl" fo:text-align="center"/>
      <style:text-properties style:font-name="Nimbus Sans" fo:font-size="22pt" style:font-size-asian="22pt" style:font-size-complex="22pt"/>
    </style:style>
    <style:style style:name="gr13" style:family="graphic">
      <style:graphic-properties svg:stroke-width="0.3cm" svg:stroke-color="#ffff6d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4" style:family="graphic">
      <style:graphic-properties svg:stroke-width="0.5cm" svg:stroke-color="#666666" draw:marker-start-width="0.95cm" draw:marker-end-width="0.95cm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15" style:family="graphic">
      <style:graphic-properties svg:stroke-width="0.3cm" svg:stroke-color="#5eb91e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6" style:family="graphic">
      <style:graphic-properties svg:stroke-width="0.3cm" svg:stroke-color="#2a6099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7" style:family="graphic">
      <style:graphic-properties svg:stroke-width="0.3cm" svg:stroke-color="#ff8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18" style:family="graphic">
      <style:graphic-properties draw:fill-color="#ea7500" draw:textarea-horizontal-align="justify" draw:textarea-vertical-align="middle" draw:auto-grow-height="false" fo:min-height="4.997cm" fo:min-width="1.52cm"/>
      <style:paragraph-properties fo:text-align="center"/>
    </style:style>
    <style:style style:name="gr19" style:family="graphic">
      <style:graphic-properties draw:fill-color="#808080" draw:textarea-horizontal-align="justify" draw:textarea-vertical-align="middle" draw:auto-grow-height="false" fo:min-height="1.5cm" fo:min-width="3.022cm"/>
      <style:paragraph-properties style:writing-mode="lr-tb" fo:text-align="center"/>
      <style:text-properties style:font-name="Nimbus Sans" fo:font-size="22pt" style:font-size-asian="22pt" style:font-size-complex="22pt"/>
    </style:style>
    <style:style style:name="gr20" style:family="graphic">
      <style:graphic-properties svg:stroke-width="0.5cm" svg:stroke-color="#3465a4" draw:marker-start-width="0.95cm" draw:marker-end-width="0.95cm" draw:fill-color="#1c1c1c" draw:textarea-horizontal-align="center" draw:textarea-vertical-align="middle" fo:padding-top="0.25cm" fo:padding-bottom="0.25cm" fo:padding-left="0.25cm" fo:padding-right="0.25cm"/>
      <style:paragraph-properties fo:text-align="center"/>
    </style:style>
    <style:style style:name="gr21" style:family="graphic">
      <style:graphic-properties svg:stroke-width="0.3cm" svg:stroke-color="#ff0000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22" style:family="graphic">
      <style:graphic-properties draw:fill="none" draw:fill-color="#ffffff" draw:textarea-vertical-align="middle" fo:min-height="1.553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23" style:family="graphic">
      <style:graphic-properties draw:fill="none" draw:fill-color="#ffffff" draw:textarea-vertical-align="middle" fo:min-height="2.304cm"/>
      <style:paragraph-properties fo:text-align="center"/>
      <style:text-properties fo:color="#ffffff" loext:opacity="100%" style:font-name="Nimbus Sans" fo:font-size="22pt" style:font-size-asian="22pt" style:font-size-complex="22pt"/>
    </style:style>
    <style:style style:name="gr24" style:family="graphic">
      <style:graphic-properties draw:fill-color="#b2b2b2" draw:textarea-horizontal-align="justify" draw:textarea-vertical-align="middle" draw:auto-grow-height="false" fo:min-height="1cm" fo:min-width="3.022cm"/>
      <style:paragraph-properties fo:text-align="center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 style:writing-mode="lr-tb"/>
      <style:text-properties style:font-name="Nimbus Sans" fo:font-size="22pt" style:font-size-asian="22pt" style:font-size-complex="22pt"/>
    </style:style>
    <style:style style:name="P6" style:family="paragraph">
      <loext:graphic-properties draw:fill-color="#cccccc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7" style:family="paragraph">
      <loext:graphic-properties draw:fill="solid" draw:fill-color="#dee6ef"/>
      <style:paragraph-properties fo:text-align="center"/>
    </style:style>
    <style:style style:name="P8" style:family="paragraph">
      <loext:graphic-properties draw:fill-color="#729fcf"/>
      <style:paragraph-properties fo:text-align="center" style:writing-mode="lr-tb"/>
      <style:text-properties style:font-name="Nimbus Sans" fo:font-size="22pt" style:font-size-asian="22pt" style:font-size-complex="22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style:font-name="Nimbus Sans" fo:font-size="22pt" style:font-size-asian="22pt" style:font-size-complex="22pt"/>
    </style:style>
    <style:style style:name="P12" style:family="paragraph">
      <loext:graphic-properties draw:fill="solid" draw:fill-color="#dee6ef"/>
      <style:paragraph-properties fo:text-align="center"/>
      <style:text-properties style:font-name="Nimbus Sans" fo:font-size="22pt" style:font-size-asian="22pt" style:font-size-complex="22pt"/>
    </style:style>
    <style:style style:name="P13" style:family="paragraph">
      <loext:graphic-properties draw:fill-color="#ea7500"/>
      <style:paragraph-properties fo:text-align="center"/>
    </style:style>
    <style:style style:name="P14" style:family="paragraph">
      <loext:graphic-properties draw:fill-color="#808080"/>
      <style:paragraph-properties fo:text-align="center"/>
      <style:text-properties style:font-name="Nimbus Sans" fo:font-size="22pt" style:font-size-asian="22pt" style:font-size-complex="22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style:paragraph-properties fo:text-align="center"/>
      <style:text-properties style:font-name="Nimbus Sans" fo:font-size="22pt" style:font-size-asian="22pt" style:font-size-complex="22pt"/>
    </style:style>
    <style:style style:name="T1" style:family="text">
      <style:text-properties style:font-name="Nimbus Sans" fo:font-size="22pt" style:font-size-asian="22pt" style:font-size-complex="22pt"/>
    </style:style>
    <style:style style:name="T2" style:family="text">
      <style:text-properties fo:color="#ffffff" loext:opacity="100%" style:font-name="Nimbus Sans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Horizontal line 11" draw:style-name="gr1" draw:text-style-name="P1" svg:x1="24.164cm" svg:y1="10.265cm" svg:x2="27.732cm" svg:y2="10.273cm">
            <text:p/>
          </draw:line>
          <draw:line draw:z-index="1" draw:name="Horizontal line 10" draw:style-name="gr2" draw:text-style-name="P1" svg:x1="27.58cm" svg:y1="14.075cm" svg:x2="27.442cm" svg:y2="15.257cm">
            <text:p/>
          </draw:line>
          <draw:custom-shape draw:z-index="2" draw:name="Shape 1" draw:style-name="gr3" draw:text-style-name="P2" svg:width="4.153cm" svg:height="3.926cm" svg:x="30.235cm" svg:y="27.811cm">
            <text:p/>
            <draw:enhanced-geometry svg:viewBox="0 0 21600 21600" draw:type="rectangle" draw:enhanced-path="M 0 0 L 21600 0 21600 21600 0 21600 0 0 Z N"/>
          </draw:custom-shape>
          <draw:custom-shape draw:z-index="3" draw:name="Shape 2" draw:style-name="gr4" draw:text-style-name="P3" svg:width="2.052cm" svg:height="3.379cm" svg:x="31.348cm" svg:y="28.066cm">
            <text:p/>
            <draw:enhanced-geometry svg:viewBox="0 0 21600 21600" draw:type="rectangle" draw:enhanced-path="M 0 0 L 21600 0 21600 21600 0 21600 0 0 Z N"/>
          </draw:custom-shape>
          <draw:custom-shape draw:z-index="4" draw:name="Shape 5" draw:style-name="gr5" draw:text-style-name="P4" svg:width="7.984cm" svg:height="9.579cm" svg:x="28.342cm" svg:y="0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6" draw:text-style-name="P6" svg:width="5.004cm" svg:height="5.07cm" svg:x="29.825cm" svg:y="2.359cm">
            <text:p text:style-name="P5"><text:span text:style-name="T1">ESP8266</text:span></text:p>
            <text:p text:style-name="P5"><text:span text:style-name="T1">D1 Mini</text:span></text:p>
            <draw:enhanced-geometry svg:viewBox="0 0 21600 21600" draw:type="rectangle" draw:enhanced-path="M 0 0 L 21600 0 21600 21600 0 21600 0 0 Z N"/>
          </draw:custom-shape>
          <draw:custom-shape draw:z-index="6" draw:name="Shape 8" draw:style-name="gr7" draw:text-style-name="P7" svg:width="0.962cm" svg:height="3.298cm" svg:x="30.516cm" svg:y="28.013cm">
            <text:p/>
            <draw:enhanced-geometry svg:viewBox="0 0 21600 21600" draw:type="rectangle" draw:enhanced-path="M 0 0 L 21600 0 21600 21600 0 21600 0 0 Z N"/>
          </draw:custom-shape>
          <draw:line draw:z-index="7" draw:name="Line 2" draw:style-name="gr8" draw:text-style-name="P1" svg:x1="31.466cm" svg:y1="28.115cm" svg:x2="30.49cm" svg:y2="28.135cm">
            <text:p/>
          </draw:line>
          <draw:line draw:z-index="8" draw:name="Horizontal line 1" draw:style-name="gr1" draw:text-style-name="P1" svg:x1="24.21cm" svg:y1="3.156cm" svg:x2="26.491cm" svg:y2="3.156cm">
            <text:p/>
          </draw:line>
          <draw:custom-shape draw:z-index="9" draw:name="Shape 9" draw:style-name="gr9" draw:text-style-name="P8" svg:width="6.224cm" svg:height="6.043cm" svg:x="29.109cm" svg:y="14.765cm">
            <text:p text:style-name="P5"><text:span text:style-name="T1">Level Converter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draw:enhanced-geometry svg:viewBox="0 0 21600 21600" draw:type="rectangle" draw:enhanced-path="M 0 0 L 21600 0 21600 21600 0 21600 0 0 Z N"/>
          </draw:custom-shape>
          <draw:line draw:z-index="10" draw:name="Horizontal line 2" draw:style-name="gr2" draw:text-style-name="P1" svg:x1="26.49cm" svg:y1="2.109cm" svg:x2="23.331cm" svg:y2="2.109cm">
            <text:p/>
          </draw:line>
          <draw:line draw:z-index="11" draw:name="Horizontal line 3" draw:style-name="gr2" draw:text-style-name="P1" svg:x1="40.596cm" svg:y1="2.208cm" svg:x2="38.022cm" svg:y2="2.208cm">
            <text:p/>
          </draw:line>
          <draw:line draw:z-index="12" draw:name="Horizontal line 4" draw:style-name="gr2" draw:text-style-name="P1" svg:x1="26.368cm" svg:y1="15.32cm" svg:x2="23.209cm" svg:y2="15.32cm">
            <text:p/>
          </draw:line>
          <draw:line draw:z-index="13" draw:name="Horizontal line 5" draw:style-name="gr2" draw:text-style-name="P1" svg:x1="40.275cm" svg:y1="15.265cm" svg:x2="37.837cm" svg:y2="15.265cm">
            <text:p/>
          </draw:line>
          <draw:line draw:z-index="14" draw:name="Horizontal line 6" draw:style-name="gr1" draw:text-style-name="P1" svg:x1="24.222cm" svg:y1="16.224cm" svg:x2="26.503cm" svg:y2="16.224cm">
            <text:p/>
          </draw:line>
          <draw:line draw:z-index="15" draw:name="Horizontal line 7" draw:style-name="gr1" draw:text-style-name="P1" svg:x1="37.889cm" svg:y1="16.311cm" svg:x2="41.429cm" svg:y2="16.311cm">
            <text:p/>
          </draw:line>
          <draw:path draw:z-index="16" draw:name="Bézier curve 1" draw:style-name="gr10" draw:text-style-name="P9" svg:width="11.339cm" svg:height="10.17cm" draw:transform="skewX (-0.00715584993317675) rotate (0.00977384381116824) translate (36.9188141729509cm 7.13333274903103cm)" svg:viewBox="0 0 11340 10171" svg:d="M1464 0c9422 0 9914 3630 9874 5969-39 2339-11338 4202-11338 4202">
            <text:p/>
          </draw:path>
          <draw:caption draw:z-index="17" draw:name="Callout 1" draw:style-name="gr11" draw:text-style-name="P11" svg:width="2.268cm" svg:height="1.134cm" svg:x="50.301cm" svg:y="12.529cm" draw:caption-point-x="-1.897cm" draw:caption-point-y="-0.319cm">
            <text:p text:style-name="P10"><text:span text:style-name="T2">SCLK</text:span></text:p>
          </draw:caption>
          <draw:custom-shape draw:z-index="18" draw:name="Shape 4" draw:style-name="gr4" draw:text-style-name="P3" svg:width="2.052cm" svg:height="3.379cm" svg:x="31.259cm" svg:y="28.196cm">
            <text:p/>
            <draw:enhanced-geometry svg:viewBox="0 0 21600 21600" draw:type="rectangle" draw:enhanced-path="M 0 0 L 21600 0 21600 21600 0 21600 0 0 Z N"/>
          </draw:custom-shape>
          <draw:custom-shape draw:z-index="19" draw:name="Shape 7" draw:style-name="gr12" draw:text-style-name="P12" svg:width="0.962cm" svg:height="3.298cm" svg:x="30.465cm" svg:y="28.115cm">
            <text:p text:style-name="P10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20" draw:name="Line 3" draw:style-name="gr8" draw:text-style-name="P1" svg:x1="31.448cm" svg:y1="28.2cm" svg:x2="30.472cm" svg:y2="28.22cm">
            <text:p/>
          </draw:line>
          <draw:path draw:z-index="21" draw:name="Bézier curve 2" draw:style-name="gr13" draw:text-style-name="P10" svg:width="15.236cm" svg:height="14.923cm" draw:transform="skewX (0.00191986217719376) rotate (-3.12797908542424) translate (28.6178282252352cm 30.2838786062896cm)" svg:viewBox="0 0 15237 14924" svg:d="M0 71c14515 1 15265-1466 15236 8918-30 10383-14380 3986-14380 3986">
            <text:p/>
          </draw:path>
          <draw:path draw:z-index="22" draw:name="Bézier curve 3" draw:style-name="gr13" draw:text-style-name="P10" svg:width="12.255cm" svg:height="6.955cm" draw:transform="skewX (-0.00034906585039887) rotate (3.12239403181786) translate (28.6169999469253cm 24.3490028153688cm)" svg:viewBox="0 0 12256 6956" svg:d="M0 0c11998-2 12197 817 12255 3927 59 3108-10154 3029-10154 3029">
            <text:p/>
          </draw:path>
          <draw:line draw:z-index="23" draw:name="Vertical line 2" draw:style-name="gr14" draw:text-style-name="P10" svg:x1="35.995cm" svg:y1="31.258cm" svg:x2="35.995cm" svg:y2="26.308cm">
            <text:p/>
          </draw:line>
          <draw:line draw:z-index="24" draw:name="Horizontal line 9" draw:style-name="gr1" draw:text-style-name="P1" svg:x1="36.83cm" svg:y1="31.262cm" svg:x2="41.291cm" svg:y2="31.262cm">
            <text:p/>
          </draw:line>
          <draw:path draw:z-index="25" draw:name="Bézier curve 4" draw:style-name="gr15" draw:text-style-name="P10" svg:width="15.22cm" svg:height="12.245cm" draw:transform="skewX (-0.0218166156499291) rotate (2.90824213259815) translate (28.6474246497639cm 31.2405289792918cm)" svg:viewBox="0 0 15221 12246" svg:d="M0 74c13647-1 13796-1062 15124 4879 1329 5941-11414 7293-11414 7293">
            <text:p/>
          </draw:path>
          <draw:path draw:z-index="26" draw:name="Bézier curve 5" draw:style-name="gr15" draw:text-style-name="P10" svg:width="13.331cm" svg:height="6.599cm" draw:transform="skewX (0.00209439510239321) rotate (2.99446139764667) translate (28.6521432627414cm 25.2842128328377cm)" svg:viewBox="0 0 13332 6600" svg:d="M0 73c13238 1 12904-680 13321 2090 416 2770-11137 4437-11137 4437">
            <text:p/>
          </draw:path>
          <draw:path draw:z-index="27" draw:name="Bézier curve 6" draw:style-name="gr15" draw:text-style-name="P10" svg:width="9.683cm" svg:height="13.109cm" draw:transform="skewX (-0.000174532925199427) rotate (-0.0204203522483335) translate (37.3564023939873cm 5.14979360311666cm)" svg:viewBox="0 0 9684 13110" svg:d="M695 0c6642 1 8530 512 8975 6685s-9670 6425-9670 6425">
            <text:p/>
          </draw:path>
          <draw:path draw:z-index="28" draw:name="Bézier curve 7" draw:style-name="gr16" draw:text-style-name="P10" svg:width="7.942cm" svg:height="4.595cm" draw:transform="skewX (-0.0015707963267949) rotate (-2.90213348021617) translate (28.663cm 23.2900356519571cm)" svg:viewBox="0 0 7943 4596" svg:d="M116 4134c8012-3 7355 1330 7810-518 454-1849-7926-3616-7926-3616">
            <text:p/>
          </draw:path>
          <draw:path draw:z-index="29" draw:name="Bézier curve 8" draw:style-name="gr17" draw:text-style-name="P10" svg:width="9.811cm" svg:height="8.965cm" draw:transform="skewX (0.0162315620435473) rotate (-3.05834044826966) translate (28.663cm 29.212cm)" svg:viewBox="0 0 9812 8966" svg:d="M454 8966c9144 1 9536-371 9320-3992-217-3619-9774-4974-9774-4974">
            <text:p/>
          </draw:path>
          <draw:path draw:z-index="30" draw:name="Bézier curve 9" draw:style-name="gr16" draw:text-style-name="P10" svg:width="16.836cm" svg:height="13.091cm" draw:transform="skewX (0.00157079632679489) rotate (-3.04420328132851) translate (36.9554157361392cm 19.3025686294485cm)" svg:viewBox="0 0 16837 13092" svg:d="M9190 13092c6118-1 9868-3592 6196-6067-3673-2477-15386-6979-15382-7025l-4 46">
            <text:p/>
          </draw:path>
          <draw:path draw:z-index="31" draw:name="Bézier curve 10" draw:style-name="gr17" draw:text-style-name="P10" svg:width="13.608cm" svg:height="15.283cm" draw:transform="skewX (-0.00541052068118235) rotate (-2.71136899297319) translate (36.951cm 20.211cm)" svg:viewBox="0 0 13609 15284" svg:d="M4340 15284c8868-3 9556-183 9197-2637-358-2454-13537-12647-13537-12647">
            <text:p/>
          </draw:path>
          <draw:caption draw:z-index="32" draw:name="Callout 2" draw:style-name="gr11" draw:text-style-name="P11" svg:width="2.268cm" svg:height="1.134cm" svg:x="42.317cm" svg:y="10.211cm" draw:caption-point-x="4.65cm" draw:caption-point-y="1.545cm">
            <text:p text:style-name="P10"><text:span text:style-name="T2">SDA</text:span></text:p>
          </draw:caption>
          <draw:line draw:z-index="33" draw:name="Horizontal line 8" draw:style-name="gr1" draw:text-style-name="P1" svg:x1="24.21cm" svg:y1="27.216cm" svg:x2="41.391cm" svg:y2="27.216cm">
            <text:p/>
          </draw:line>
          <draw:custom-shape draw:z-index="34" draw:name="Shape 10" draw:style-name="gr18" draw:text-style-name="P13" svg:width="1.52cm" svg:height="4.997cm" svg:x="25.968cm" svg:y="9.711cm">
            <text:p/>
            <draw:enhanced-geometry svg:viewBox="0 0 21600 21600" draw:type="rectangle" draw:enhanced-path="M 0 0 L 21600 0 21600 21600 0 21600 0 0 Z N"/>
          </draw:custom-shape>
          <draw:custom-shape draw:z-index="35" draw:name="Shape 11" draw:style-name="gr19" draw:text-style-name="P14" svg:width="3.022cm" svg:height="1.5cm" svg:x="22.873cm" svg:y="11.255cm">
            <text:p text:style-name="P10"><text:span text:style-name="T1">POT</text:span></text:p>
            <draw:enhanced-geometry svg:viewBox="0 0 21600 21600" draw:type="rectangle" draw:enhanced-path="M 0 0 L 21600 0 21600 21600 0 21600 0 0 Z N"/>
          </draw:custom-shape>
          <draw:line draw:z-index="36" draw:name="Horizontal line 12" draw:style-name="gr20" draw:text-style-name="P1" svg:x1="34.967cm" svg:y1="13.165cm" svg:x2="29.475cm" svg:y2="12.21cm">
            <text:p/>
          </draw:line>
          <draw:path draw:z-index="37" draw:name="Bézier curve 11" draw:style-name="gr21" draw:text-style-name="P10" svg:width="10.352cm" svg:height="9.094cm" draw:transform="skewX (0.0418879020478639) rotate (-0.0945968454580932) translate (36.0290000463974cm 13.164999662168cm)" svg:viewBox="0 0 10353 9095" svg:d="M0 0c8003-1 9709 713 10325 4537 616 3825-9081 4558-9081 4558">
            <text:p/>
          </draw:path>
          <draw:path draw:z-index="38" draw:name="Bézier curve 12" draw:style-name="gr21" draw:text-style-name="P10" svg:width="12.21cm" svg:height="14.806cm" draw:transform="skewX (0.0225147473507268) rotate (-0.173660260573436) translate (37.048439086337cm 13.16279054863cm)" svg:viewBox="0 0 12211 14807" svg:d="M0 2c8969-1 10541-278 12062 5764 1521 6041-9088 9041-9088 9041">
            <text:p/>
          </draw:path>
          <draw:caption draw:z-index="39" draw:name="Callout 3" draw:style-name="gr22" draw:text-style-name="P11" svg:width="4.282cm" svg:height="1.553cm" svg:x="14.286cm" svg:y="7.654cm" draw:caption-point-x="5.952cm" draw:caption-point-y="1.92cm">
            <text:p text:style-name="P10"><text:span text:style-name="T2">LOAD (1)</text:span></text:p>
          </draw:caption>
          <draw:caption draw:z-index="40" draw:name="Callout 4" draw:style-name="gr22" draw:text-style-name="P11" svg:width="4.282cm" svg:height="1.553cm" svg:x="12.638cm" svg:y="11.95cm" draw:caption-point-x="6.181cm" draw:caption-point-y="2.034cm">
            <text:p text:style-name="P10"><text:span text:style-name="T2">LOAD (2)</text:span></text:p>
          </draw:caption>
          <draw:caption draw:z-index="41" draw:name="Callout 5" draw:style-name="gr23" draw:text-style-name="P11" svg:width="2.896cm" svg:height="2.304cm" svg:x="48.685cm" svg:y="23.529cm" draw:caption-point-x="-4.207cm" draw:caption-point-y="-2.182cm">
            <text:p text:style-name="P10"><text:span text:style-name="T2">ISET (1,2)</text:span></text:p>
          </draw:caption>
          <draw:custom-shape draw:z-index="42" draw:name="Shape 12" draw:style-name="gr24" draw:text-style-name="P15" svg:width="3.022cm" svg:height="1cm" svg:x="30.993cm" svg:y="0.454cm">
            <text:p/>
            <draw:enhanced-geometry svg:viewBox="0 0 21600 21600" draw:type="rectangle" draw:enhanced-path="M 0 0 L 21600 0 21600 21600 0 21600 0 0 Z N"/>
          </draw:custom-shape>
          <draw:custom-shape draw:z-index="43" draw:name="Shape 3" draw:style-name="gr3" draw:text-style-name="P2" svg:width="4.153cm" svg:height="3.926cm" svg:x="30.198cm" svg:y="21.79cm">
            <text:p/>
            <draw:enhanced-geometry svg:viewBox="0 0 21600 21600" draw:type="rectangle" draw:enhanced-path="M 0 0 L 21600 0 21600 21600 0 21600 0 0 Z N"/>
          </draw:custom-shape>
          <draw:custom-shape draw:z-index="44" draw:name="Shape 4" draw:style-name="gr4" draw:text-style-name="P3" svg:width="2.052cm" svg:height="3.379cm" svg:x="31.259cm" svg:y="21.996cm">
            <text:p/>
            <draw:enhanced-geometry svg:viewBox="0 0 21600 21600" draw:type="rectangle" draw:enhanced-path="M 0 0 L 21600 0 21600 21600 0 21600 0 0 Z N"/>
          </draw:custom-shape>
          <draw:custom-shape draw:z-index="45" draw:name="Shape 7" draw:style-name="gr12" draw:text-style-name="P12" svg:width="0.962cm" svg:height="3.298cm" svg:x="30.465cm" svg:y="21.915cm">
            <text:p text:style-name="P16"><text:span text:style-name="T1">Ribbon</text:span></text:p>
            <draw:enhanced-geometry svg:viewBox="0 0 21600 21600" draw:type="rectangle" draw:enhanced-path="M 0 0 L 21600 0 21600 21600 0 21600 0 0 Z N"/>
          </draw:custom-shape>
          <draw:line draw:z-index="46" draw:name="Line 3" draw:style-name="gr8" draw:text-style-name="P1" svg:x1="31.448cm" svg:y1="22cm" svg:x2="30.472cm" svg:y2="22.02cm">
            <text:p/>
          </draw:line>
        </table:shapes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number-columns-repeated="1018"/>
          <table:table-cell table:style-name="ce9"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5V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3V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string" calcext:value-type="string">
            <text:p>GND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5" calcext:value-type="float">
            <text:p>15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3" calcext:value-type="float">
            <text:p>13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2" calcext:value-type="float">
            <text:p>12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4" calcext:value-type="float">
            <text:p>14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float" office:value="16" calcext:value-type="float">
            <text:p>16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A0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 table:style-name="ce8"/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2"/>
          <table:table-cell table:style-name="ce9" table:number-columns-repeated="3"/>
          <table:table-cell table:style-name="ce9" office:value-type="string" calcext:value-type="string">
            <text:p>RST</text:p>
          </table:table-cell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 table:style-name="ce8"/>
          <table:table-cell/>
          <table:table-cell table:style-name="ce9"/>
          <table:table-cell table:style-name="Default"/>
          <table:table-cell table:style-name="ce9" office:value-type="string" calcext:value-type="string">
            <text:p>GND</text:p>
          </table:table-cell>
          <table:table-cell table:style-name="Default" table:number-columns-repeated="2"/>
          <table:table-cell table:style-name="ce5" table:number-columns-repeated="2"/>
          <table:table-cell table:style-name="Default" table:number-columns-repeated="4"/>
          <table:table-cell table:style-name="ce9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Ω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5V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3V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GND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1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1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2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3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3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ce9" office:value-type="string" calcext:value-type="string">
            <text:p>H4</text:p>
          </table:table-cell>
          <table:table-cell table:style-name="ce9" table:number-columns-repeated="2"/>
          <table:table-cell table:number-columns-repeated="2"/>
          <table:table-cell table:style-name="ce9" table:number-columns-repeated="2"/>
          <table:table-cell table:style-name="ce9" office:value-type="string" calcext:value-type="string">
            <text:p>L4</text:p>
          </table:table-cell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Default"/>
          <table:table-cell table:style-name="ce9"/>
          <table:table-cell table:number-columns-repeated="2"/>
          <table:table-cell table:style-name="ce9"/>
          <table:table-cell table:style-name="Default"/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Default"/>
          <table:table-cell table:style-name="ce5" table:number-columns-repeated="2"/>
          <table:table-cell table:style-name="Default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7"/>
          <table:table-cell table:style-name="ce8"/>
          <table:table-cell/>
          <table:table-cell table:style-name="ce9" table:number-columns-repeated="2"/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style-name="ce9" table:number-columns-repeated="2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7"/>
          <table:table-cell table:style-name="ce8"/>
          <table:table-cell/>
          <table:table-cell table:style-name="ce9" table:number-columns-repeated="5"/>
          <table:table-cell table:number-columns-repeated="2"/>
          <table:table-cell table:style-name="ce9" table:number-columns-repeated="5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7"/>
          <table:table-cell table:style-name="ce8"/>
          <table:table-cell/>
          <table:table-cell table:style-name="ce9" table:number-columns-repeated="3"/>
          <table:table-cell table:style-name="ce9" office:value-type="float" office:value="7" calcext:value-type="float">
            <text:p>7</text:p>
          </table:table-cell>
          <table:table-cell table:style-name="ce9"/>
          <table:table-cell table:number-columns-repeated="2"/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  <table:table-cell/>
          <table:table-cell table:style-name="ce7"/>
          <table:table-cell table:style-name="ce8"/>
          <table:table-cell table:number-columns-repeated="998"/>
          <table:table-cell table:style-name="ce9"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1007"/>
        </table:table-row>
        <table:table-row table:style-name="ro2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57:34.709816852</meta:creation-date>
    <dc:date>2025-06-12T13:10:34.324890518</dc:date>
    <meta:editing-duration>PT1H53M56S</meta:editing-duration>
    <meta:editing-cycles>86</meta:editing-cycles>
    <meta:generator>LibreOffice/7.3.7.2$Linux_X86_64 LibreOffice_project/30$Build-2</meta:generator>
    <meta:document-statistic meta:table-count="1" meta:cell-count="87" meta:object-count="47"/>
  </office:meta>
</office:document-meta>
</file>